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serif" fo:font-size="19.5pt"/>
    </style:style>
    <style:style style:name="P2" style:family="paragraph" style:parent-style-name="Standard">
      <style:paragraph-properties fo:margin-top="0.201cm" fo:margin-bottom="0.201cm" loext:contextual-spacing="false" fo:line-height="115%"/>
      <style:text-properties style:font-name="serif" fo:font-size="13.5pt"/>
    </style:style>
    <style:style style:name="P3" style:family="paragraph" style:parent-style-name="Standard">
      <style:paragraph-properties fo:margin-top="0.201cm" fo:margin-bottom="0.201cm" loext:contextual-spacing="false" fo:line-height="115%"/>
      <style:text-properties style:font-name="serif" fo:font-size="13.5pt" officeooo:paragraph-rsid="001138fc"/>
    </style:style>
    <style:style style:name="P4" style:family="paragraph" style:parent-style-name="Standard">
      <style:paragraph-properties fo:margin-top="0.201cm" fo:margin-bottom="0.201cm" loext:contextual-spacing="false" fo:line-height="115%"/>
      <style:text-properties style:font-name="serif" fo:font-size="13.5pt" officeooo:paragraph-rsid="0012d2bd"/>
    </style:style>
    <style:style style:name="P5" style:family="paragraph" style:parent-style-name="Standard">
      <style:paragraph-properties fo:margin-top="0.201cm" fo:margin-bottom="0.201cm" loext:contextual-spacing="false" fo:line-height="115%"/>
    </style:style>
    <style:style style:name="P6" style:family="paragraph" style:parent-style-name="Standard">
      <style:paragraph-properties fo:margin-top="0.201cm" fo:margin-bottom="0.201cm" loext:contextual-spacing="false" fo:line-height="115%"/>
      <style:text-properties officeooo:paragraph-rsid="001138fc"/>
    </style:style>
    <style:style style:name="P7" style:family="paragraph" style:parent-style-name="Standard">
      <style:paragraph-properties fo:margin-top="0.201cm" fo:margin-bottom="0.201cm" loext:contextual-spacing="false" fo:line-height="115%"/>
      <style:text-properties style:font-name="serif" fo:font-size="17.25pt"/>
    </style:style>
    <style:style style:name="P8" style:family="paragraph" style:parent-style-name="Standard">
      <style:paragraph-properties fo:margin-top="0.201cm" fo:margin-bottom="0.201cm" loext:contextual-spacing="false" fo:line-height="115%"/>
      <style:text-properties style:font-name="serif" fo:font-size="17.25pt" officeooo:rsid="00148461" officeooo:paragraph-rsid="00148461"/>
    </style:style>
    <style:style style:name="P9" style:family="paragraph" style:parent-style-name="Standard">
      <style:paragraph-properties fo:margin-top="0.201cm" fo:margin-bottom="0.201cm" loext:contextual-spacing="false" fo:line-height="115%"/>
      <style:text-properties style:font-name="serif" fo:font-size="12pt" officeooo:rsid="001297c3" officeooo:paragraph-rsid="0012d2bd"/>
    </style:style>
    <style:style style:name="P10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serif" fo:font-size="12pt"/>
    </style:style>
    <style:style style:name="P11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serif" fo:font-size="13.5pt"/>
    </style:style>
    <style:style style:name="P12" style:family="paragraph" style:parent-style-name="Standard">
      <style:paragraph-properties fo:margin-top="0.201cm" fo:margin-bottom="0.201cm" loext:contextual-spacing="false" fo:line-height="200%"/>
      <style:text-properties style:font-name="serif" fo:font-size="13.5pt"/>
    </style:style>
    <style:style style:name="P13" style:family="paragraph" style:parent-style-name="Standard">
      <style:paragraph-properties fo:margin-top="0.201cm" fo:margin-bottom="0.201cm" loext:contextual-spacing="false" fo:line-height="200%"/>
      <style:text-properties style:font-name="serif" fo:font-size="13.5pt" officeooo:paragraph-rsid="001138fc"/>
    </style:style>
    <style:style style:name="P14" style:family="paragraph" style:parent-style-name="Standard">
      <style:paragraph-properties fo:margin-top="0.201cm" fo:margin-bottom="0.201cm" loext:contextual-spacing="false" fo:line-height="115%"/>
    </style:style>
    <style:style style:name="P15" style:family="paragraph" style:parent-style-name="Standard">
      <style:paragraph-properties fo:margin-top="0.201cm" fo:margin-bottom="0.201cm" loext:contextual-spacing="false" fo:line-height="200%"/>
    </style:style>
    <style:style style:name="P16" style:family="paragraph" style:parent-style-name="Standard">
      <style:paragraph-properties fo:margin-top="0.302cm" fo:margin-bottom="0.302cm" loext:contextual-spacing="false" fo:line-height="200%"/>
      <style:text-properties style:font-name="serif" fo:font-size="13.5pt" fo:language="zxx" fo:country="none" officeooo:paragraph-rsid="00148461" style:language-asian="zxx" style:country-asian="none" style:language-complex="zxx" style:country-complex="none"/>
    </style:style>
    <style:style style:name="T1" style:family="text">
      <style:text-properties fo:font-size="12pt"/>
    </style:style>
    <style:style style:name="T2" style:family="text">
      <style:text-properties fo:font-size="12pt" officeooo:rsid="001297c3"/>
    </style:style>
    <style:style style:name="T3" style:family="text">
      <style:text-properties style:font-name="serif" fo:font-size="13.5pt"/>
    </style:style>
    <style:style style:name="T4" style:family="text">
      <style:text-properties style:font-name="serif" fo:font-size="13.5pt" officeooo:rsid="001138fc"/>
    </style:style>
    <style:style style:name="T5" style:family="text">
      <style:text-properties officeooo:rsid="001138fc"/>
    </style:style>
    <style:style style:name="T6" style:family="text">
      <style:text-properties officeooo:rsid="001297c3"/>
    </style:style>
    <style:style style:name="T7" style:family="text">
      <style:text-properties officeooo:rsid="00148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çu</text:p>
      <text:p text:style-name="P5"/>
      <text:p text:style-name="P7">Bénéficiaire d<text:span text:style-name="T7">u</text:span> versement</text:p>
      <text:p text:style-name="P2">Nom ou dénomination : <text:span text:style-name="T1">.....................................................................................................</text:span></text:p>
      <text:p text:style-name="P2">Adresse :</text:p>
      <text:p text:style-name="P2">N°........... Rue ................................................................................................</text:p>
      <text:p text:style-name="P2">Code postal ............... Commune <text:span text:style-name="T1">.........................................................................................</text:span></text:p>
      <text:p text:style-name="P4"><text:span text:style-name="T6">SIREN : </text:span><text:span text:style-name="T2">................................................</text:span></text:p>
      <text:p text:style-name="P9"/>
      <text:p text:style-name="P8">Emetteur du versement</text:p>
      <text:p text:style-name="P3">Nom : ............................................................................</text:p>
      <text:p text:style-name="P3">Prénom : ............................................................................</text:p>
      <text:p text:style-name="P2">Adresse :</text:p>
      <text:p text:style-name="P3">N°........... Rue ................................................................................................</text:p>
      <text:p text:style-name="P2">Code postal ................... <text:s/>Commune ......................................................................</text:p>
      <text:p text:style-name="P5"/>
      <text:p text:style-name="P15"/>
      <text:p text:style-name="P16">Le bénéficiaire reconnaît avoir reçu au titre de ..................................................... <text:s/><text:span text:style-name="T7">l</text:span>a somme de : ................... <text:span text:style-name="T5">euros</text:span></text:p>
      <text:p text:style-name="P13"><text:span text:style-name="T5">M</text:span>ode de versement du don : ....................</text:p>
      <text:p text:style-name="P12">Date du versement ou du don : ......../ ................/ ...................... .</text:p>
      <text:p text:style-name="P6"/>
      <text:p text:style-name="P11">Date et signature</text:p>
      <text:p text:style-name="P10">....... /......./ 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4S</meta:editing-duration>
    <meta:editing-cycles>6</meta:editing-cycles>
    <meta:generator>LibreOffice/5.0.2.2$Windows_X86_64 LibreOffice_project/37b43f919e4de5eeaca9b9755ed688758a8251fe</meta:generator>
    <dc:date>2016-09-11T16:20:27.733000000</dc:date>
    <meta:document-statistic meta:table-count="0" meta:image-count="0" meta:object-count="0" meta:page-count="1" meta:paragraph-count="18" meta:word-count="80" meta:character-count="1197" meta:non-whitespace-character-count="1133"/>
    <meta:user-defined meta:name="Info 1"/>
    <meta:user-defined meta:name="Info 2"/>
    <meta:user-defined meta:name="Info 3"/>
    <meta:user-defined meta:name="Info 4"/>
  </office:meta>
</office:document-meta>
</file>